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7AC000001A6000001A6AC288F42.svg" manifest:media-type="image/svg+xml"/>
  <manifest:file-entry manifest:full-path="Pictures/TablePreview5.svm" manifest:media-type=""/>
  <manifest:file-entry manifest:full-path="Pictures/100002010000002E0000002E8A06B805.png" manifest:media-type="image/png"/>
  <manifest:file-entry manifest:full-path="Pictures/10000201000000E200000084FA7394CE.png" manifest:media-type="image/png"/>
  <manifest:file-entry manifest:full-path="Pictures/1000000000000231000002205C8E4E85.jpg" manifest:media-type="image/jpeg"/>
  <manifest:file-entry manifest:full-path="Pictures/100000000000034A0000014A773C4005.jpg" manifest:media-type="image/jpeg"/>
  <manifest:file-entry manifest:full-path="Pictures/10000000000000420000002CE0DD075C.jpg" manifest:media-type="image/jpeg"/>
  <manifest:file-entry manifest:full-path="Pictures/1000000000000113000000B74B3B9304.png" manifest:media-type="image/png"/>
  <manifest:file-entry manifest:full-path="Pictures/TablePreview4.svm" manifest:media-type=""/>
  <manifest:file-entry manifest:full-path="Pictures/100000000000003400000034CDE97D9F.jpg" manifest:media-type="image/jpeg"/>
  <manifest:file-entry manifest:full-path="Pictures/10000000000001BB000001CEE618EE7A.jpg" manifest:media-type="image/jpe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1" svg:font-family="'Century gothic'"/>
    <style:font-face style:name="DejaVu Sans2" svg:font-family="'DejaVu Sans'"/>
    <style:font-face style:name="Century gothic3" svg:font-family="'Century gothic'" style:font-family-generic="swiss"/>
    <style:font-face style:name="Century Gothic" svg:font-family="'Century Gothic'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Kannada1" svg:font-family="'Lohit Kannada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0093dd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2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2.221cm" fo:min-width="17.026cm" fo:padding-top="0.125cm" fo:padding-bottom="0.125cm" fo:padding-left="0.25cm" fo:padding-right="0.25cm" fo:wrap-option="wrap"/>
    </style:style>
    <style:style style:name="gr6" style:family="graphic" style:parent-style-name="standard" style:list-style-name="L12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.738cm" fo:min-width="16.644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1.02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5.869cm" fo:min-width="10.9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061cm"/>
    </style:style>
    <style:style style:name="gr20" style:family="graphic" style:parent-style-name="standard" style:list-style-name="L12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2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835cm"/>
    </style:style>
    <style:style style:name="gr22" style:family="graphic" style:parent-style-name="standard" style:list-style-name="L12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draw:fill="none" fo:min-height="3.814cm"/>
    </style:style>
    <style:style style:name="gr25" style:family="graphic" style:parent-style-name="standard">
      <style:graphic-properties draw:stroke="none" draw:fill="none" fo:min-height="4.34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225cm"/>
    </style:style>
    <style:style style:name="gr27" style:family="graphic" style:parent-style-name="standard" style:list-style-name="L12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28" style:family="graphic" style:parent-style-name="standard" style:list-style-name="L12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32" style:family="graphic" style:parent-style-name="standard" style:list-style-name="L12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/>
    </style:style>
    <style:style style:name="gr36" style:family="graphic" style:parent-style-name="standard" style:list-style-name="L12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1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7cm"/>
    </style:style>
    <style:style style:name="gr39" style:family="graphic" style:parent-style-name="standard" style:list-style-name="L12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8cm"/>
    </style:style>
    <style:style style:name="gr41" style:family="graphic" style:parent-style-name="standard" style:list-style-name="L12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2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 style:list-style-name="L12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4" style:family="graphic" style:parent-style-name="standard">
      <style:graphic-properties draw:stroke="none" draw:fill="none" fo:min-height="7.453cm"/>
    </style:style>
    <style:style style:name="gr45" style:family="graphic" style:parent-style-name="standard" style:list-style-name="L12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0_Slide_5f_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Only-notes">
      <style:graphic-properties draw:fill-color="#ffffff" fo:min-height="13.364cm"/>
    </style:style>
    <style:style style:name="pr5" style:family="presentation" style:parent-style-name="Title_20_Only-outline1">
      <style:graphic-properties fo:min-height="2.91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20_1-notes">
      <style:graphic-properties draw:fill-color="#ffffff" fo:min-height="13.364cm"/>
    </style:style>
    <style:style style:name="co1" style:family="table-column">
      <style:table-column-properties style:column-width="2.997cm" style:use-optimal-column-width="false"/>
    </style:style>
    <style:style style:name="co2" style:family="table-column">
      <style:table-column-properties style:column-width="1.334cm" style:use-optimal-column-width="false"/>
    </style:style>
    <style:style style:name="co3" style:family="table-column">
      <style:table-column-properties style:column-width="1.246cm" style:use-optimal-column-width="false"/>
    </style:style>
    <style:style style:name="co4" style:family="table-column">
      <style:table-column-properties style:column-width="1.423cm" style:use-optimal-column-width="false"/>
    </style:style>
    <style:style style:name="co5" style:family="table-column">
      <style:table-column-properties style:column-width="1.378cm" style:use-optimal-column-width="false"/>
    </style:style>
    <style:style style:name="co6" style:family="table-column">
      <style:table-column-properties style:column-width="1.981cm" style:use-optimal-column-width="false"/>
    </style:style>
    <style:style style:name="co7" style:family="table-column">
      <style:table-column-properties style:column-width="1.486cm" style:use-optimal-column-width="false"/>
    </style:style>
    <style:style style:name="co8" style:family="table-column">
      <style:table-column-properties style:column-width="1.483cm" style:use-optimal-column-width="false"/>
    </style:style>
    <style:style style:name="co9" style:family="table-column">
      <style:table-column-properties style:column-width="1.584cm" style:use-optimal-column-width="false"/>
    </style:style>
    <style:style style:name="co10" style:family="table-column">
      <style:table-column-properties style:column-width="1.58cm" style:use-optimal-column-width="false"/>
    </style:style>
    <style:style style:name="ro1" style:family="table-row">
      <style:table-row-properties style:row-height="0.926cm"/>
    </style:style>
    <style:style style:name="ro2" style:family="table-row">
      <style:table-row-properties style:row-height="0.902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023cm"/>
    </style:style>
    <style:style style:name="ro5" style:family="table-row">
      <style:table-row-properties style:row-height="0.767cm"/>
    </style:style>
    <style:style style:name="ro6" style:family="table-row">
      <style:table-row-properties style:row-height="0.739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font-independent-line-spacing="true"/>
      <style:text-properties fo:font-size="16pt" style:font-size-asian="16pt" style:font-size-complex="16pt"/>
    </style:style>
    <style:style style:name="P4" style:family="paragraph">
      <style:paragraph-properties fo:margin-top="0.102cm" fo:margin-bottom="0.102cm"/>
    </style:style>
    <style:style style:name="P5" style:family="paragraph">
      <style:paragraph-properties fo:margin-top="0.102cm" fo:margin-bottom="0.102cm"/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 fo:text-align="start" style:font-independent-line-spacing="true"/>
      <style:text-properties style:font-name="Century gothic3" fo:font-size="18pt"/>
    </style:style>
    <style:style style:name="P8" style:family="paragraph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cm" fo:margin-bottom="0cm" fo:text-align="start" style:font-independent-line-spacing="true"/>
      <style:text-properties style:font-name="Century gothic3" fo:font-size="12pt" style:font-size-asian="12pt" style:font-size-complex="12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style:font-name="Century gothic3" fo:font-size="14pt" style:font-size-asian="14pt" style:font-size-complex="14pt"/>
    </style:style>
    <style:style style:name="P17" style:family="paragraph">
      <style:paragraph-properties fo:margin-top="0cm" fo:margin-bottom="0cm" fo:text-align="start" style:font-independent-line-spacing="true"/>
      <style:text-properties style:font-name="Century gothic3" fo:font-size="16pt" fo:font-weight="bold" style:font-size-asian="16pt" style:font-weight-asian="bold" style:font-size-complex="16pt" style:font-weight-complex="bold"/>
    </style:style>
    <style:style style:name="P18" style:family="paragraph">
      <style:text-properties fo:font-size="12pt"/>
    </style:style>
    <style:style style:name="P19" style:family="paragraph">
      <style:paragraph-properties fo:margin-top="0cm" fo:margin-bottom="0cm"/>
      <style:text-properties fo:font-size="12pt" style:font-size-asian="12pt" style:font-size-complex="12pt"/>
    </style:style>
    <style:style style:name="P20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21" style:family="paragraph">
      <style:paragraph-properties fo:text-align="center"/>
      <style:text-properties fo:font-size="10pt" style:font-size-asian="10pt" style:font-size-complex="10pt"/>
    </style:style>
    <style:style style:name="P22" style:family="paragraph">
      <style:paragraph-properties fo:margin-top="0cm" fo:margin-bottom="0cm"/>
    </style:style>
    <style:style style:name="T1" style:family="text">
      <style:text-properties fo:font-variant="normal" fo:text-transform="none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Century gothic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style:font-name="Century gothic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style:text-line-through-style="none" style:text-line-through-type="none" style:text-position="0% 100%" style:font-name="Century gothic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entury gothic3" fo:font-size="14pt" style:font-size-asian="14pt" style:font-size-complex="14pt"/>
    </style:style>
    <style:style style:name="T13" style:family="text">
      <style:text-properties fo:font-variant="normal" fo:text-transform="none" style:text-line-through-style="none" style:text-line-through-type="none" style:text-position="0% 100%" style:font-name="Century gothic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variant="normal" fo:text-transform="none" style:text-line-through-style="none" style:text-line-through-type="none" style:text-position="0% 100%" style:font-name="Century gothic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style:font-name="Century Gothic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style:text-position="super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8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7AC000001A6000001A6AC288F42.svg" xlink:type="simple" xlink:show="embed" xlink:actuate="onLoad">
        <style:list-level-properties text:min-label-width="0.61cm" style:vertical-pos="middle" style:vertical-rel="line" fo:width="0.422cm" fo:height="0.422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/>
        <style:text-properties fo:font-family="StarSymbol" style:font-charset="x-symbol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draw:custom-shape draw:name="TextShape 1" draw:style-name="gr1" draw:text-style-name="P2" draw:layer="layout" svg:width="18.413cm" svg:height="1.268cm" svg:x="1.27cm" svg:y="6.858cm">
          <text:p text:style-name="P1"><text:span text:style-name="T1">Point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5f_" presentation:presentation-page-layout-name="AL2T1" xml:id="id2" draw:id="id2">
        <draw:custom-shape draw:name="TextShape 1" draw:style-name="gr3" draw:text-style-name="P3" draw:layer="layout" svg:width="19.43cm" svg:height="0.762cm" svg:x="0.382cm" svg:y="0.254cm">
          <text:p text:style-name="P1"><text:span text:style-name="T2">Agenda :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3.716cm" svg:height="6.878cm" svg:x="0.762cm" svg:y="1.778cm">
          <draw:text-box>
            <text:list text:style-name="L2">
              <text:list-item>
                <text:p text:style-name="P4"><text:span text:style-name="T4">What is pointer ?</text:span></text:p>
              </text:list-item>
              <text:list-item>
                <text:p text:style-name="P4"><text:span text:style-name="T4">Usage of pointers</text:span></text:p>
              </text:list-item>
              <text:list-item>
                <text:p text:style-name="P4"><text:span text:style-name="T4">Pointer Arithmetic</text:span></text:p>
              </text:list-item>
              <text:list-item>
                <text:p text:style-name="P4"><text:span text:style-name="T4">Pointer and One Dimensional Arrays</text:span></text:p>
              </text:list-item>
              <text:list-item>
                <text:p text:style-name="P4"><text:span text:style-name="T4">Pointer to an Array</text:span></text:p>
              </text:list-item>
              <text:list-item>
                <text:p text:style-name="P4"><text:span text:style-name="T4">Array of pointers</text:span></text:p>
              </text:list-item>
            </text:list>
            <text:list text:style-name="L3">
              <text:list-item>
                <text:p text:style-name="P4"><text:span text:style-name="T4">const qualifier</text:span></text:p>
              </text:list-item>
            </text:list>
            <text:list text:style-name="L2">
              <text:list-item>
                <text:p text:style-name="P4"><text:span text:style-name="T4">Void pointer</text:span></text:p>
              </text:list-item>
              <text:list-item>
                <text:p text:style-name="P4"><text:span text:style-name="T4">Character array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 xml:id="id3" draw:id="id3">
        <draw:custom-shape draw:name="TextShape 2" draw:style-name="gr5" draw:text-style-name="P7" draw:layer="layout" svg:width="17.525cm" svg:height="2.47cm" svg:x="1.27cm" svg:y="1.792cm">
          <text:list text:style-name="L4">
            <text:list-item>
              <text:p text:style-name="P1"><text:span text:style-name="T5">A pointer is a address.</text:span></text:p>
              <text:p text:style-name="P1"><text:span text:style-name="T5"/></text:p>
            </text:list-item>
            <text:list-item>
              <text:p text:style-name="P1"><text:span text:style-name="T5">A pointer is a variable which holds the address of other variable &amp; we can apply the dereference operator on that variabl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3" draw:layer="layout" svg:width="19.43cm" svg:height="0.762cm" svg:x="0.382cm" svg:y="0.254cm">
          <text:p text:style-name="P1"><text:span text:style-name="T2">What is Pointer ?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5.588cm" svg:height="0.762cm" svg:x="1.016cm" svg:y="4.572cm">
          <draw:text-box>
            <text:p><text:span text:style-name="T6">Declaration of pointer :</text:span></text:p>
          </draw:text-box>
        </draw:frame>
        <draw:frame draw:style-name="gr8" draw:text-style-name="P9" draw:layer="layout" svg:width="8.89cm" svg:height="0.729cm" svg:x="2.286cm" svg:y="5.588cm">
          <draw:text-box>
            <text:p><text:span text:style-name="T7">data-type * variable_name ;</text:span></text:p>
          </draw:text-box>
        </draw:frame>
        <draw:frame draw:style-name="gr9" draw:text-style-name="P9" draw:layer="layout" svg:width="9.652cm" svg:height="3.119cm" svg:x="1.016cm" svg:y="7.065cm">
          <draw:text-box>
            <text:p><text:span text:style-name="T6">Initialization (or definition) of pointer :</text:span></text:p>
            <text:p><text:span text:style-name="T6"/></text:p>
            <text:p><text:span text:style-name="T8"><text:tab/></text:span><text:span text:style-name="T8">int a;</text:span></text:p>
            <text:p><text:span text:style-name="T7"><text:tab/></text:span><text:span text:style-name="T7">int *p = &amp;a;</text:span></text:p>
            <text:p><text:span text:style-name="T7"><text:tab/></text:span></text:p>
            <text:p><text:span text:style-name="T7"><text:tab/></text:span></text:p>
          </draw:text-box>
        </draw:frame>
        <draw:frame draw:style-name="gr10" draw:text-style-name="P9" draw:layer="layout" svg:width="9.906cm" svg:height="2.641cm" svg:x="10.16cm" svg:y="5.08cm">
          <draw:text-box>
            <text:p><text:span text:style-name="T6">Assigning the address to a pointer variable:</text:span></text:p>
            <text:p><text:span text:style-name="T7"><text:tab/></text:span></text:p>
            <text:p><text:span text:style-name="T7"><text:tab/></text:span><text:span text:style-name="T7">int a; </text:span></text:p>
            <text:p><text:span text:style-name="T7"><text:tab/></text:span><text:span text:style-name="T7">int *p;</text:span></text:p>
            <text:p><text:span text:style-name="T7"><text:tab/></text:span><text:span text:style-name="T7">p = &amp;a;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_5f_" presentation:presentation-page-layout-name="AL2T1" xml:id="id4" draw:id="id4">
        <draw:custom-shape draw:name="TextShape 1" draw:style-name="gr11" draw:text-style-name="P2" draw:layer="layout" svg:width="17.143cm" svg:height="0.987cm" svg:x="0.38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1" draw:layer="layout" svg:width="1.524cm" svg:height="1.016cm" svg:x="12.954cm" svg:y="5.588cm">
          <text:p text:style-name="P10"><text:span text:style-name="T9">10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.286cm" svg:height="0.899cm" svg:x="12.7cm" svg:y="6.604cm">
          <draw:text-box>
            <text:p><text:span text:style-name="T10">&amp;x = 1000</text:span></text:p>
          </draw:text-box>
        </draw:frame>
        <draw:frame draw:style-name="gr8" draw:text-style-name="P9" draw:layer="layout" svg:width="1.524cm" svg:height="0.729cm" svg:x="13.208cm" svg:y="4.863cm">
          <draw:text-box>
            <text:p><text:span text:style-name="T7">x</text:span></text:p>
          </draw:text-box>
        </draw:frame>
        <draw:custom-shape draw:style-name="gr12" draw:text-style-name="P13" draw:layer="layout" svg:width="1.524cm" svg:height="1.016cm" svg:x="17.352cm" svg:y="5.588cm">
          <text:p text:style-name="P10"><text:span text:style-name="T7">1000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016cm" svg:height="0.729cm" svg:x="17.526cm" svg:y="4.826cm">
          <draw:text-box>
            <text:p><text:span text:style-name="T7">p</text:span></text:p>
          </draw:text-box>
        </draw:frame>
        <draw:frame draw:style-name="gr8" draw:text-style-name="P9" draw:layer="layout" svg:width="2.54cm" svg:height="0.729cm" svg:x="16.764cm" svg:y="6.641cm">
          <draw:text-box>
            <text:p><text:span text:style-name="T7">&amp;p = 2000</text:span></text:p>
          </draw:text-box>
        </draw:frame>
        <draw:line draw:style-name="gr14" draw:text-style-name="P10" draw:layer="layout" svg:x1="11.938cm" svg:y1="5.588cm" svg:x2="13.208cm" svg:y2="5.334cm">
          <text:p/>
        </draw:line>
        <draw:frame draw:style-name="gr8" draw:text-style-name="P9" draw:layer="layout" svg:width="1.016cm" svg:height="0.729cm" svg:x="11.176cm" svg:y="5.371cm">
          <draw:text-box>
            <text:p><text:span text:style-name="T7">int</text:span></text:p>
          </draw:text-box>
        </draw:frame>
        <draw:line draw:style-name="gr14" draw:text-style-name="P10" draw:layer="layout" svg:x1="16.256cm" svg:y1="5.588cm" svg:x2="17.526cm" svg:y2="5.334cm">
          <text:p/>
        </draw:line>
        <draw:frame draw:style-name="gr15" draw:text-style-name="P9" draw:layer="layout" svg:width="1.878cm" svg:height="1.199cm" svg:x="15.14cm" svg:y="5.334cm">
          <draw:text-box>
            <text:p><text:span text:style-name="T7">Int *</text:span></text:p>
          </draw:text-box>
        </draw:frame>
        <draw:custom-shape draw:name="TextShape 3" draw:style-name="gr16" draw:text-style-name="P14" draw:layer="layout" svg:width="11.429cm" svg:height="6.118cm" svg:x="0.255cm" svg:y="1.756cm">
          <text:p text:style-name="P1"><text:span text:style-name="T11">int main (void)</text:span></text:p>
          <text:p text:style-name="P1"><text:span text:style-name="T11">{</text:span></text:p>
          <text:p text:style-name="P1"><text:span text:style-name="T11"><text:tab/></text:span><text:span text:style-name="T11">int x = 10;</text:span></text:p>
          <text:p text:style-name="P1"><text:span text:style-name="T11"><text:tab/></text:span><text:span text:style-name="T11">int *p = NULL;</text:span></text:p>
          <text:p text:style-name="P1"><text:span text:style-name="T11"><text:tab/></text:span><text:span text:style-name="T11">p = &amp;x;</text:span></text:p>
          <text:p text:style-name="P1"><text:span text:style-name="T11"/></text:p>
          <text:p text:style-name="P1"><text:span text:style-name="T11"><text:tab/></text:span><text:span text:style-name="T11">printf (“*p = %d, x = %d \n”, p, x);</text:span></text:p>
          <text:p text:style-name="P1"><text:span text:style-name="T11"><text:s/></text:span></text:p>
          <text:p text:style-name="P1"><text:span text:style-name="T11"><text:tab/></text:span><text:span text:style-name="T11">*p = 15;</text:span></text:p>
          <text:p text:style-name="P1"><text:span text:style-name="T11"/></text:p>
          <text:p text:style-name="P1"><text:span text:style-name="T11"><text:tab/></text:span><text:span text:style-name="T11">printf (“*p = %d , x = %d \n”, *p, x);</text:span></text:p>
          <text:p text:style-name="P1"><text:span text:style-name="T11"/></text:p>
          <text:p text:style-name="P1"><text:span text:style-name="T11"><text:tab/></text:span><text:span text:style-name="T11">return 0; </text:span></text:p>
          <text:p text:style-name="P1"><text:span text:style-name="T11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5" draw:layer="layout" svg:width="18.542cm" svg:height="0.806cm" svg:x="0.254cm" svg:y="0.254cm">
          <draw:text-box>
            <text:p><text:span text:style-name="T4">Example: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3T19" xml:id="id5" draw:id="id5">
        <draw:custom-shape draw:name="TextShape 1" draw:style-name="gr18" draw:text-style-name="P2" draw:layer="layout" svg:width="18.201cm" svg:height="0.887cm" svg:x="0.212cm" svg:y="0.169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6" draw:layer="layout" svg:width="18.542cm" svg:height="5.471cm" svg:x="0.508cm" svg:y="1.524cm">
          <draw:text-box>
            <text:list text:style-name="L5">
              <text:list-item>
                <text:p><text:span text:style-name="T12">Accessing array elements.</text:span></text:p>
                <text:p><text:span text:style-name="T12"/></text:p>
              </text:list-item>
              <text:list-item>
                <text:p><text:span text:style-name="T12">Returning more than one value from a function.</text:span></text:p>
                <text:p><text:span text:style-name="T12"/></text:p>
              </text:list-item>
              <text:list-item>
                <text:p><text:span text:style-name="T12">Accessing dynamically allocate memory.</text:span></text:p>
                <text:p><text:span text:style-name="T12"/></text:p>
              </text:list-item>
              <text:list-item>
                <text:p><text:span text:style-name="T12">Implementing data structures like linked lists, trees.</text:span></text:p>
                <text:p><text:span text:style-name="T12"/></text:p>
              </text:list-item>
              <text:list-item>
                <text:p><text:span text:style-name="T12">Copying entire array into other array at a time.</text:span></text:p>
              </text:list-item>
            </text:list>
          </draw:text-box>
        </draw:frame>
        <draw:custom-shape draw:name="TextShape 1" draw:style-name="gr20" draw:text-style-name="P17" draw:layer="layout" svg:width="19.43cm" svg:height="0.762cm" svg:x="0.382cm" svg:y="0.254cm">
          <text:p><text:span text:style-name="T13">Usage of pointer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3T19" xml:id="id6" draw:id="id6">
        <draw:frame draw:style-name="gr21" draw:text-style-name="P9" draw:layer="layout" svg:width="15.24cm" svg:height="5.085cm" svg:x="0.762cm" svg:y="1.524cm">
          <draw:text-box>
            <text:list text:style-name="L6">
              <text:list-item>
                <text:p><text:span text:style-name="T7">Fetching (or accessing) the data through pointer, inserting the data using pointer &amp; increment/decrement the pointer depends on the </text:span><text:span text:style-name="T14">size of pointer data type</text:span><text:span text:style-name="T7">.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7"/></text:p>
                                                    <text:p><text:span text:style-name="T7"><text:s text:c="11"/></text:span><text:span text:style-name="T7">Ex: incrementing integer pointer will increment the address by 4 bytes.</text:span></text:p>
                                                    <text:p><text:span text:style-name="T7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<text:span text:style-name="T7">Size of pointer for any data type is 4 bytes for 32bit compiler. </text:span></text:p>
                <text:p><text:span text:style-name="T7"/></text:p>
                <text:p><text:span text:style-name="T7"/></text:p>
              </text:list-item>
            </text:list>
          </draw:text-box>
        </draw:frame>
        <draw:custom-shape draw:name="TextShape 1" draw:style-name="gr22" draw:text-style-name="P17" draw:layer="layout" svg:width="19.43cm" svg:height="0.762cm" svg:x="0.382cm" svg:y="0.254cm">
          <text:p><text:span text:style-name="T13">Pointer Arithmetic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9" draw:layer="layout" svg:width="14.732cm" svg:height="6.859cm" svg:x="2.794cm" svg:y="5.309cm">
          <draw:text-box>
            <text:p><text:span text:style-name="T10">Ex: </text:span></text:p>
            <text:p><text:span text:style-name="T10"><text:tab/></text:span><text:span text:style-name="T10">int a = 5, *pi = &amp;a;</text:span><text:span text:style-name="T10"><text:tab/></text:span><text:span text:style-name="T10"><text:tab/></text:span><text:span text:style-name="T10">//&amp;a = 1000</text:span></text:p>
            <text:p><text:span text:style-name="T10"><text:tab/></text:span><text:span text:style-name="T10">char c = ‘x’, *pc = &amp;c;</text:span><text:span text:style-name="T10"><text:tab/></text:span><text:span text:style-name="T10">//&amp;c = 5000</text:span></text:p>
            <text:p><text:span text:style-name="T10"/></text:p>
            <text:p><text:span text:style-name="T10"><text:tab/></text:span><text:span text:style-name="T10">pi++; </text:span><text:span text:style-name="T10"><text:tab/></text:span><text:span text:style-name="T10"><text:tab/></text:span><text:span text:style-name="T10"><text:tab/></text:span><text:span text:style-name="T10"><text:tab/></text:span><text:span text:style-name="T10">//pi = 1000 + 1 * 4 = 1004 <text:s text:c="3"/>(since int is 4 bytes)</text:span></text:p>
            <text:p><text:span text:style-name="T10"><text:tab/></text:span><text:span text:style-name="T10">pi = pi – 3;</text:span><text:span text:style-name="T10"><text:tab/></text:span><text:span text:style-name="T10"><text:tab/></text:span><text:span text:style-name="T10"><text:tab/></text:span><text:span text:style-name="T10">//pi = 1004 – 3 * 4 = 992</text:span></text:p>
            <text:p><text:span text:style-name="T10"><text:tab/></text:span><text:span text:style-name="T10">pi = pi + 5;</text:span><text:span text:style-name="T10"><text:tab/></text:span><text:span text:style-name="T10"><text:tab/></text:span><text:span text:style-name="T10"><text:tab/></text:span><text:span text:style-name="T10">//pi = 992 + 5 * 4 = 1012</text:span></text:p>
            <text:p><text:span text:style-name="T10"><text:tab/></text:span><text:span text:style-name="T10">pi--; (or)</text:span><text:span text:style-name="T10"><text:tab/></text:span><text:span text:style-name="T10"> --pi;</text:span><text:span text:style-name="T10"><text:tab/></text:span><text:span text:style-name="T10"><text:tab/></text:span><text:span text:style-name="T10"><text:tab/></text:span><text:span text:style-name="T10">//pi = 1012 – 1 * 4 = 1008</text:span></text:p>
            <text:p><text:span text:style-name="T10"><text:tab/></text:span></text:p>
            <text:p><text:span text:style-name="T10"><text:tab/></text:span><text:span text:style-name="T10">pc++; (or) ++pc;</text:span><text:span text:style-name="T10"><text:tab/></text:span><text:span text:style-name="T10"><text:tab/></text:span><text:span text:style-name="T10"><text:tab/></text:span><text:span text:style-name="T10">//pc = 5000 + 1 * 1 = 5001 <text:s text:c="3"/>(since char is 1 byte)</text:span></text:p>
            <text:p><text:span text:style-name="T10"><text:tab/></text:span><text:span text:style-name="T10">pc = pc – 3;</text:span><text:span text:style-name="T10"><text:tab/></text:span><text:span text:style-name="T10"><text:tab/></text:span><text:span text:style-name="T10"><text:tab/></text:span><text:span text:style-name="T10">//pc = 5001 – 3 * 1 = 4998</text:span></text:p>
            <text:p><text:span text:style-name="T10"><text:tab/></text:span><text:span text:style-name="T10">pc = pc + 5;</text:span><text:span text:style-name="T10"><text:tab/></text:span><text:span text:style-name="T10"><text:tab/></text:span><text:span text:style-name="T10"><text:tab/></text:span><text:span text:style-name="T10">//pc = 4998 + 5 * 1 = 5003</text:span></text:p>
            <text:p><text:span text:style-name="T10"><text:tab/></text:span><text:span text:style-name="T10">pc--;</text:span><text:span text:style-name="T10"><text:tab/></text:span><text:span text:style-name="T10"><text:tab/></text:span><text:span text:style-name="T10"><text:tab/></text:span><text:span text:style-name="T10"><text:tab/></text:span><text:span text:style-name="T10">//pc = 5003 – 1 * 1 = 5002</text:span></text:p>
            <text:p><text:span text:style-name="T7"/></text:p>
            <text:p><text:span text:style-name="T7"/></text:p>
            <text:p><text:span text:style-name="T7"/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3T19" xml:id="id7" draw:id="id7">
        <draw:frame draw:style-name="gr24" draw:text-style-name="P9" draw:layer="layout" svg:width="7.366cm" svg:height="4.075cm" svg:x="1.27cm" svg:y="6.847cm">
          <draw:text-box>
            <text:p text:style-name="P18"><text:span text:style-name="T7">Ex 2:</text:span><text:span text:style-name="T7"><text:tab/></text:span><text:span text:style-name="T7">int main (void)</text:span></text:p>
            <text:p text:style-name="P18"><text:span text:style-name="T7"><text:tab/></text:span><text:span text:style-name="T7">{</text:span></text:p>
            <text:p text:style-name="P18"><text:span text:style-name="T7"><text:tab/></text:span><text:span text:style-name="T7"><text:tab/></text:span><text:span text:style-name="T7">int a = 320;</text:span></text:p>
            <text:p text:style-name="P18"><text:span text:style-name="T7"><text:tab/></text:span><text:span text:style-name="T7"><text:tab/></text:span><text:span text:style-name="T7">char *ptr = (char *)&amp;a;</text:span></text:p>
            <text:p text:style-name="P18"><text:span text:style-name="T7"><text:tab/></text:span><text:span text:style-name="T7"><text:tab/></text:span><text:span text:style-name="T7">printf ("%d \n", *ptr);</text:span></text:p>
            <text:p text:style-name="P18"><text:span text:style-name="T7"/></text:p>
            <text:p text:style-name="P18"><text:span text:style-name="T7"><text:tab/></text:span><text:span text:style-name="T7"><text:tab/></text:span><text:span text:style-name="T7">return 0;</text:span></text:p>
            <text:p text:style-name="P18"><text:span text:style-name="T7"><text:tab/></text:span><text:span text:style-name="T7">}</text:span></text:p>
          </draw:text-box>
        </draw:frame>
        <draw:frame draw:style-name="gr23" draw:text-style-name="P9" draw:layer="layout" svg:width="10.922cm" svg:height="0.729cm" svg:x="9.144cm" svg:y="8.636cm">
          <draw:text-box>
            <text:p text:style-name="P18"><text:span text:style-name="T7">(320)</text:span><text:span text:style-name="T15">d</text:span><text:span text:style-name="T7"> = 00000000 00000000 00000001 </text:span><text:span text:style-name="T14">01000000</text:span></text:p>
          </draw:text-box>
        </draw:frame>
        <draw:frame draw:style-name="gr25" draw:text-style-name="P19" draw:layer="layout" svg:width="16.256cm" svg:height="4.597cm" svg:x="2.702cm" svg:y="1.976cm">
          <draw:text-box>
            <text:p text:style-name="P19"><text:span text:style-name="T7">int main (void) <text:s text:c="64"/></text:span></text:p>
            <text:p text:style-name="P19"><text:span text:style-name="T7">{ <text:s text:c="121"/></text:span></text:p>
            <text:p text:style-name="P19"><text:span text:style-name="T7"><text:s text:c="4"/></text:span><text:span text:style-name="T7">char buf[64]; <text:s text:c="92"/></text:span></text:p>
            <text:p text:style-name="P19"><text:span text:style-name="T7"><text:s text:c="4"/></text:span><text:span text:style-name="T7">buf[40] = '2'; <text:s text:c="98"/></text:span></text:p>
            <text:p text:style-name="P19"><text:span text:style-name="T7"><text:s text:c="4"/></text:span><text:span text:style-name="T7">int *n; <text:s text:c="68"/></text:span></text:p>
            <text:p text:style-name="P19"><text:span text:style-name="T7"><text:s text:c="4"/></text:span><text:span text:style-name="T7">n = (int *)buf; <text:s text:c="60"/></text:span></text:p>
            <text:p text:style-name="P19"><text:span text:style-name="T7"><text:s text:c="4"/></text:span><text:span text:style-name="T7">printf ("%c \n", n[10]); <text:s text:c="51"/></text:span></text:p>
            <text:p text:style-name="P19"><text:span text:style-name="T7"><text:s text:c="4"/></text:span><text:span text:style-name="T7">return 0; <text:s text:c="66"/></text:span></text:p>
            <text:p text:style-name="P19"><text:span text:style-name="T7">} </text:span></text:p>
          </draw:text-box>
        </draw:frame>
        <draw:frame draw:style-name="gr26" draw:text-style-name="P9" draw:layer="layout" svg:width="1.524cm" svg:height="0.729cm" svg:x="1.178cm" svg:y="2.065cm">
          <draw:text-box>
            <text:p text:style-name="P18"><text:span text:style-name="T7">Ex 1:</text:span></text:p>
          </draw:text-box>
        </draw:frame>
        <draw:custom-shape draw:name="TextShape 1" draw:style-name="gr27" draw:text-style-name="P3" draw:layer="layout" svg:width="19.43cm" svg:height="0.762cm" svg:x="0.383cm" svg:y="0.255cm"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6">continued…..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3T19" xml:id="id8" draw:id="id8">
        <draw:custom-shape draw:name="TextShape 1" draw:style-name="gr28" draw:text-style-name="P3" draw:layer="layout" svg:width="19.43cm" svg:height="0.762cm" svg:x="0.382cm" svg:y="0.254cm"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6">continued…..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9" draw:layer="layout" svg:width="3.81cm" svg:height="1.685cm" svg:x="1.016cm" svg:y="2.286cm">
          <draw:text-box>
            <text:p><text:span text:style-name="T7">int a = 5;</text:span></text:p>
            <text:p><text:span text:style-name="T7">int *pa = &amp;a;</text:span></text:p>
            <text:p><text:span text:style-name="T7">int **ppa = &amp;pa;</text:span></text:p>
          </draw:text-box>
        </draw:frame>
        <draw:frame draw:style-name="gr23" draw:text-style-name="P20" draw:layer="layout" svg:width="10.16cm" svg:height="0.806cm" svg:x="0.508cm" svg:y="1.524cm">
          <draw:text-box>
            <text:p><text:span text:style-name="T18">Pointer to pointer:</text:span></text:p>
          </draw:text-box>
        </draw:frame>
        <draw:custom-shape draw:style-name="gr30" draw:text-style-name="P21" draw:layer="layout" svg:width="2.286cm" svg:height="0.762cm" svg:x="7.112cm" svg:y="2.032cm">
          <text:p text:style-name="P10"><text:span text:style-name="T10">3000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.286cm" svg:height="0.762cm" svg:x="14.224cm" svg:y="2.009cm">
          <text:p text:style-name="P10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2.286cm" svg:height="0.762cm" svg:x="10.668cm" svg:y="2.032cm">
          <text:p text:style-name="P10"><text:span text:style-name="T10">2000</text:span></text:p>
          <draw:enhanced-geometry svg:viewBox="0 0 21600 21600" draw:type="rectangle" draw:enhanced-path="M 0 0 L 21600 0 21600 21600 0 21600 0 0 Z N"/>
        </draw:custom-shape>
        <draw:frame draw:style-name="gr31" draw:text-style-name="P12" draw:layer="layout" svg:width="1.524cm" svg:height="0.649cm" svg:x="7.62cm" svg:y="1.387cm">
          <draw:text-box>
            <text:p><text:span text:style-name="T10">4000</text:span></text:p>
          </draw:text-box>
        </draw:frame>
        <draw:frame draw:style-name="gr23" draw:text-style-name="P12" draw:layer="layout" svg:width="2.286cm" svg:height="0.649cm" svg:x="11.176cm" svg:y="1.324cm">
          <draw:text-box>
            <text:p><text:span text:style-name="T10">3000</text:span></text:p>
          </draw:text-box>
        </draw:frame>
        <draw:frame draw:style-name="gr23" draw:text-style-name="P12" draw:layer="layout" svg:width="2.286cm" svg:height="0.649cm" svg:x="14.732cm" svg:y="1.27cm">
          <draw:text-box>
            <text:p><text:span text:style-name="T10">2000</text:span></text:p>
          </draw:text-box>
        </draw:frame>
        <draw:line draw:style-name="gr14" draw:text-style-name="P10" draw:layer="layout" svg:x1="9.353cm" svg:y1="2.419cm" svg:x2="10.623cm" svg:y2="2.419cm">
          <text:p/>
        </draw:line>
        <draw:line draw:style-name="gr14" draw:text-style-name="P10" draw:layer="layout" svg:x1="12.954cm" svg:y1="2.464cm" svg:x2="14.224cm" svg:y2="2.464cm">
          <text:p/>
        </draw:line>
        <draw:frame draw:style-name="gr23" draw:text-style-name="P9" draw:layer="layout" svg:width="1.778cm" svg:height="0.729cm" svg:x="7.62cm" svg:y="3.048cm">
          <draw:text-box>
            <text:p><text:span text:style-name="T7">ppa</text:span></text:p>
          </draw:text-box>
        </draw:frame>
        <draw:frame draw:style-name="gr23" draw:text-style-name="P9" draw:layer="layout" svg:width="2.286cm" svg:height="0.729cm" svg:x="11.176cm" svg:y="3.048cm">
          <draw:text-box>
            <text:p><text:span text:style-name="T7">pa</text:span></text:p>
          </draw:text-box>
        </draw:frame>
        <draw:frame draw:style-name="gr23" draw:text-style-name="P9" draw:layer="layout" svg:width="2.032cm" svg:height="0.729cm" svg:x="14.732cm" svg:y="3.048cm">
          <draw:text-box>
            <text:p><text:span text:style-name="T7">a</text:span></text:p>
          </draw:text-box>
        </draw:frame>
        <draw:frame draw:style-name="standard" draw:layer="layout" svg:width="8.377cm" svg:height="5.645cm" svg:x="5.676cm" svg:y="4.4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0">Value of a</text:span></text:p>
              </table:table-cell>
              <table:table-cell>
                <text:p><text:span text:style-name="T10">a</text:span></text:p>
              </table:table-cell>
              <table:table-cell>
                <text:p><text:span text:style-name="T10">*pa</text:span></text:p>
              </table:table-cell>
              <table:table-cell>
                <text:p><text:span text:style-name="T10">**ppa</text:span></text:p>
              </table:table-cell>
              <table:table-cell>
                <text:p><text:span text:style-name="T10">5</text:span></text:p>
              </table:table-cell>
            </table:table-row>
            <table:table-row table:style-name="ro2" table:default-cell-style-name="ce2">
              <table:table-cell>
                <text:p><text:span text:style-name="T10">Addresss of a</text:span></text:p>
              </table:table-cell>
              <table:table-cell>
                <text:p><text:span text:style-name="T10">&amp;a</text:span></text:p>
              </table:table-cell>
              <table:table-cell>
                <text:p><text:span text:style-name="T10">pa</text:span></text:p>
              </table:table-cell>
              <table:table-cell>
                <text:p><text:span text:style-name="T10">*ppa</text:span></text:p>
              </table:table-cell>
              <table:table-cell>
                <text:p><text:span text:style-name="T10">2000</text:span></text:p>
              </table:table-cell>
            </table:table-row>
            <table:table-row table:style-name="ro2" table:default-cell-style-name="ce2">
              <table:table-cell>
                <text:p><text:span text:style-name="T10">Value of pa</text:span></text:p>
              </table:table-cell>
              <table:table-cell>
                <text:p><text:span text:style-name="T10">&amp;a</text:span></text:p>
              </table:table-cell>
              <table:table-cell>
                <text:p><text:span text:style-name="T10">pa</text:span></text:p>
              </table:table-cell>
              <table:table-cell>
                <text:p><text:span text:style-name="T10">*ppa</text:span></text:p>
              </table:table-cell>
              <table:table-cell>
                <text:p><text:span text:style-name="T10">2000</text:span></text:p>
              </table:table-cell>
            </table:table-row>
            <table:table-row table:style-name="ro3" table:default-cell-style-name="ce2">
              <table:table-cell>
                <text:p><text:span text:style-name="T10">Address of pa</text:span></text:p>
              </table:table-cell>
              <table:table-cell/>
              <table:table-cell>
                <text:p><text:span text:style-name="T10">&amp;pa</text:span></text:p>
              </table:table-cell>
              <table:table-cell>
                <text:p><text:span text:style-name="T10">ppa</text:span></text:p>
              </table:table-cell>
              <table:table-cell>
                <text:p><text:span text:style-name="T10">3000</text:span></text:p>
              </table:table-cell>
            </table:table-row>
            <table:table-row table:style-name="ro3" table:default-cell-style-name="ce2">
              <table:table-cell>
                <text:p><text:span text:style-name="T10">Value of ppa</text:span></text:p>
              </table:table-cell>
              <table:table-cell/>
              <table:table-cell>
                <text:p><text:span text:style-name="T10">&amp;pa</text:span></text:p>
              </table:table-cell>
              <table:table-cell>
                <text:p><text:span text:style-name="T10">ppa</text:span></text:p>
              </table:table-cell>
              <table:table-cell>
                <text:p><text:span text:style-name="T10">3000</text:span></text:p>
              </table:table-cell>
            </table:table-row>
            <table:table-row table:style-name="ro3" table:default-cell-style-name="ce2">
              <table:table-cell>
                <text:p><text:span text:style-name="T10">Address of ppa</text:span></text:p>
              </table:table-cell>
              <table:table-cell/>
              <table:table-cell/>
              <table:table-cell>
                <text:p><text:span text:style-name="T10">&amp;pp</text:span></text:p>
              </table:table-cell>
              <table:table-cell>
                <text:p><text:span text:style-name="T10">400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3T19" xml:id="id9" draw:id="id9">
        <draw:custom-shape draw:name="TextShape 1" draw:style-name="gr32" draw:text-style-name="P17" draw:layer="layout" svg:width="19.43cm" svg:height="0.762cm" svg:x="0.383cm" svg:y="0.255cm">
          <text:p><text:span text:style-name="T13">Pointer &amp; One dimensional Arrays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9.904cm" svg:height="1.022cm" svg:x="9.069cm" svg:y="2.222cm">
          <table:table table:template-name="blu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4" table:default-cell-style-name="ce3"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3</text:p>
              </table:table-cell>
              <table:table-cell>
                <text:p text:style-name="P10">4</text:p>
              </table:table-cell>
              <table:table-cell>
                <text:p text:style-name="P10">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" draw:text-style-name="P9" draw:layer="layout" svg:width="10.922cm" svg:height="0.729cm" svg:x="1.016cm" svg:y="2.032cm">
          <draw:text-box>
            <text:p><text:span text:style-name="T7">int arr[5] = {1, 2, 3, 4, 5};</text:span></text:p>
          </draw:text-box>
        </draw:frame>
        <draw:frame draw:style-name="gr23" draw:text-style-name="P9" draw:layer="layout" svg:width="1.76cm" svg:height="0.729cm" svg:x="9.162cm" svg:y="1.493cm">
          <draw:text-box>
            <text:p><text:span text:style-name="T7">5000</text:span></text:p>
          </draw:text-box>
        </draw:frame>
        <draw:frame draw:style-name="gr23" draw:text-style-name="P9" draw:layer="layout" svg:width="1.76cm" svg:height="0.729cm" svg:x="17.036cm" svg:y="1.493cm">
          <draw:text-box>
            <text:p><text:span text:style-name="T7">5016</text:span></text:p>
          </draw:text-box>
        </draw:frame>
        <draw:frame draw:style-name="gr23" draw:text-style-name="P9" draw:layer="layout" svg:width="1.76cm" svg:height="0.729cm" svg:x="15.24cm" svg:y="1.493cm">
          <draw:text-box>
            <text:p><text:span text:style-name="T7">5012</text:span></text:p>
          </draw:text-box>
        </draw:frame>
        <draw:frame draw:style-name="gr23" draw:text-style-name="P9" draw:layer="layout" svg:width="1.76cm" svg:height="0.729cm" svg:x="13.208cm" svg:y="1.493cm">
          <draw:text-box>
            <text:p><text:span text:style-name="T7">5008</text:span></text:p>
          </draw:text-box>
        </draw:frame>
        <draw:frame draw:style-name="gr23" draw:text-style-name="P9" draw:layer="layout" svg:width="1.76cm" svg:height="0.729cm" svg:x="11.194cm" svg:y="1.493cm">
          <draw:text-box>
            <text:p><text:span text:style-name="T7">5004</text:span></text:p>
          </draw:text-box>
        </draw:frame>
        <draw:frame draw:style-name="gr23" draw:text-style-name="P9" draw:layer="layout" svg:width="1.76cm" svg:height="0.729cm" svg:x="9.162cm" svg:y="3.244cm">
          <draw:text-box>
            <text:p><text:span text:style-name="T7">arr[0]</text:span></text:p>
          </draw:text-box>
        </draw:frame>
        <draw:frame draw:style-name="gr23" draw:text-style-name="P9" draw:layer="layout" svg:width="1.76cm" svg:height="0.729cm" svg:x="11.194cm" svg:y="3.244cm">
          <draw:text-box>
            <text:p><text:span text:style-name="T7">arr[1]</text:span></text:p>
          </draw:text-box>
        </draw:frame>
        <draw:frame draw:style-name="gr23" draw:text-style-name="P9" draw:layer="layout" svg:width="1.76cm" svg:height="0.729cm" svg:x="12.972cm" svg:y="3.244cm">
          <draw:text-box>
            <text:p><text:span text:style-name="T7">arr[2]</text:span></text:p>
          </draw:text-box>
        </draw:frame>
        <draw:frame draw:style-name="gr23" draw:text-style-name="P9" draw:layer="layout" svg:width="1.76cm" svg:height="0.729cm" svg:x="15.271cm" svg:y="3.274cm">
          <draw:text-box>
            <text:p><text:span text:style-name="T7">arr[3]</text:span></text:p>
          </draw:text-box>
        </draw:frame>
        <draw:frame draw:style-name="gr23" draw:text-style-name="P9" draw:layer="layout" svg:width="1.76cm" svg:height="0.729cm" svg:x="17.272cm" svg:y="3.244cm">
          <draw:text-box>
            <text:p><text:span text:style-name="T7">arr[4]</text:span></text:p>
          </draw:text-box>
        </draw:frame>
        <draw:frame draw:style-name="gr23" draw:text-style-name="P15" draw:layer="layout" svg:width="5.334cm" svg:height="0.806cm" svg:x="0.508cm" svg:y="1.27cm">
          <draw:text-box>
            <text:list text:style-name="L9">
              <text:list-item>
                <text:p><text:span text:style-name="T4">Three main points.</text:span></text:p>
              </text:list-item>
            </text:list>
          </draw:text-box>
        </draw:frame>
        <draw:frame draw:style-name="gr23" draw:text-style-name="P15" draw:layer="layout" svg:width="12.7cm" svg:height="1.397cm" svg:x="0.77cm" svg:y="4.065cm">
          <draw:text-box>
            <text:p><text:span text:style-name="T4">arr[i] <text:s/>----&gt; *(arr + i) ----&gt; value at i</text:span><text:span text:style-name="T19">th</text:span><text:span text:style-name="T4"> position </text:span></text:p>
            <text:p><text:span text:style-name="T4">&amp;arr[i] <text:s/>----&gt; (arr + i) ----&gt; address at i</text:span><text:span text:style-name="T19">th</text:span><text:span text:style-name="T4"> position </text:span></text:p>
          </draw:text-box>
        </draw:frame>
        <draw:frame draw:style-name="gr33" draw:text-style-name="P9" draw:layer="layout" svg:width="1.857cm" svg:height="1.207cm" svg:x="1.016cm" svg:y="2.54cm">
          <draw:text-box>
            <text:p><text:span text:style-name="T7">int *p;</text:span></text:p>
            <text:p><text:span text:style-name="T7">p = arr;</text:span></text:p>
          </draw:text-box>
        </draw:frame>
        <draw:frame draw:style-name="standard" draw:layer="layout" svg:width="9.904cm" svg:height="1.022cm" svg:x="10.103cm" svg:y="8.603cm">
          <table:table table:template-name="blu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4" table:default-cell-style-name="ce3"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3</text:p>
              </table:table-cell>
              <table:table-cell>
                <text:p text:style-name="P10">4</text:p>
              </table:table-cell>
              <table:table-cell>
                <text:p text:style-name="P10"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9" draw:layer="layout" svg:width="1.76cm" svg:height="0.729cm" svg:x="10.196cm" svg:y="7.874cm">
          <draw:text-box>
            <text:p><text:span text:style-name="T7">5000</text:span></text:p>
          </draw:text-box>
        </draw:frame>
        <draw:frame draw:style-name="gr23" draw:text-style-name="P9" draw:layer="layout" svg:width="1.76cm" svg:height="0.729cm" svg:x="18.07cm" svg:y="7.874cm">
          <draw:text-box>
            <text:p><text:span text:style-name="T7">5016</text:span></text:p>
          </draw:text-box>
        </draw:frame>
        <draw:frame draw:style-name="gr23" draw:text-style-name="P9" draw:layer="layout" svg:width="1.76cm" svg:height="0.729cm" svg:x="16.274cm" svg:y="7.874cm">
          <draw:text-box>
            <text:p><text:span text:style-name="T7">5012</text:span></text:p>
          </draw:text-box>
        </draw:frame>
        <draw:frame draw:style-name="gr23" draw:text-style-name="P9" draw:layer="layout" svg:width="1.76cm" svg:height="0.729cm" svg:x="14.242cm" svg:y="7.874cm">
          <draw:text-box>
            <text:p><text:span text:style-name="T7">5008</text:span></text:p>
          </draw:text-box>
        </draw:frame>
        <draw:frame draw:style-name="gr23" draw:text-style-name="P9" draw:layer="layout" svg:width="1.76cm" svg:height="0.729cm" svg:x="12.228cm" svg:y="7.874cm">
          <draw:text-box>
            <text:p><text:span text:style-name="T7">5004</text:span></text:p>
          </draw:text-box>
        </draw:frame>
        <draw:frame draw:style-name="gr23" draw:text-style-name="P9" draw:layer="layout" svg:width="1.76cm" svg:height="0.729cm" svg:x="10.196cm" svg:y="9.625cm">
          <draw:text-box>
            <text:p><text:span text:style-name="T7">arr[0]</text:span></text:p>
          </draw:text-box>
        </draw:frame>
        <draw:frame draw:style-name="gr23" draw:text-style-name="P9" draw:layer="layout" svg:width="1.76cm" svg:height="0.729cm" svg:x="12.228cm" svg:y="9.625cm">
          <draw:text-box>
            <text:p><text:span text:style-name="T7">arr[1]</text:span></text:p>
          </draw:text-box>
        </draw:frame>
        <draw:frame draw:style-name="gr23" draw:text-style-name="P9" draw:layer="layout" svg:width="1.76cm" svg:height="0.729cm" svg:x="14.006cm" svg:y="9.625cm">
          <draw:text-box>
            <text:p><text:span text:style-name="T7">arr[2]</text:span></text:p>
          </draw:text-box>
        </draw:frame>
        <draw:frame draw:style-name="gr23" draw:text-style-name="P9" draw:layer="layout" svg:width="1.76cm" svg:height="0.729cm" svg:x="16.305cm" svg:y="9.655cm">
          <draw:text-box>
            <text:p><text:span text:style-name="T7">arr[3]</text:span></text:p>
          </draw:text-box>
        </draw:frame>
        <draw:frame draw:style-name="gr23" draw:text-style-name="P9" draw:layer="layout" svg:width="1.76cm" svg:height="0.729cm" svg:x="18.306cm" svg:y="9.625cm">
          <draw:text-box>
            <text:p><text:span text:style-name="T7">arr[4]</text:span></text:p>
          </draw:text-box>
        </draw:frame>
        <draw:line draw:style-name="gr34" draw:text-style-name="P10" draw:layer="layout" svg:x1="9.144cm" svg:y1="8.415cm" svg:x2="10.103cm" svg:y2="8.603cm">
          <text:p/>
        </draw:line>
        <draw:frame draw:style-name="gr23" draw:text-style-name="P9" draw:layer="layout" svg:width="1.27cm" svg:height="0.729cm" svg:x="7.62cm" svg:y="6.924cm">
          <draw:text-box>
            <text:p><text:span text:style-name="T7">p</text:span></text:p>
          </draw:text-box>
        </draw:frame>
        <draw:frame draw:style-name="gr23" draw:text-style-name="P15" draw:layer="layout" svg:width="12.7cm" svg:height="1.397cm" svg:x="1.016cm" svg:y="5.462cm">
          <draw:text-box>
            <text:p><text:span text:style-name="T4">p[i] <text:s/>----&gt; *(p + i) ----&gt; value at i</text:span><text:span text:style-name="T19">th</text:span><text:span text:style-name="T4"> position </text:span></text:p>
            <text:p><text:span text:style-name="T4">&amp;p[i] <text:s/>----&gt; (p + i) ----&gt; address at i</text:span><text:span text:style-name="T19">th</text:span><text:span text:style-name="T4"> position </text:span></text:p>
          </draw:text-box>
        </draw:frame>
        <draw:custom-shape draw:style-name="gr35" draw:text-style-name="P13" draw:layer="layout" svg:width="1.778cm" svg:height="0.762cm" svg:x="7.366cm" svg:y="7.653cm">
          <text:p text:style-name="P10"><text:span text:style-name="T7">5000</text:span></text:p>
          <draw:enhanced-geometry svg:viewBox="0 0 21600 21600" draw:type="rectangle" draw:enhanced-path="M 0 0 L 21600 0 21600 21600 0 21600 0 0 Z N"/>
        </draw:custom-shape>
        <draw:frame draw:style-name="gr31" draw:text-style-name="P9" draw:layer="layout" svg:width="1.524cm" svg:height="0.729cm" svg:x="7.62cm" svg:y="8.415cm">
          <draw:text-box>
            <text:p><text:span text:style-name="T7">2000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3T19" xml:id="id10" draw:id="id10">
        <draw:custom-shape draw:name="TextShape 1" draw:style-name="gr36" draw:text-style-name="P17" draw:layer="layout" svg:width="19.43cm" svg:height="0.762cm" svg:x="0.384cm" svg:y="0.256cm">
          <text:p><text:span text:style-name="T13">Pointer to an Array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5" draw:layer="layout" svg:width="5.334cm" svg:height="0.806cm" svg:x="1.524cm" svg:y="1.778cm">
          <draw:text-box>
            <text:p><text:span text:style-name="T4">int (*ptr)[5];</text:span></text:p>
          </draw:text-box>
        </draw:frame>
        <draw:frame draw:style-name="gr37" draw:text-style-name="P9" draw:layer="layout" svg:width="1.143cm" svg:height="0.729cm" svg:x="10.35cm" svg:y="3.016cm">
          <draw:text-box>
            <text:p><text:span text:style-name="T7">ptr</text:span></text:p>
          </draw:text-box>
        </draw:frame>
        <draw:custom-shape draw:style-name="gr35" draw:text-style-name="P13" draw:layer="layout" svg:width="1.333cm" svg:height="0.429cm" svg:x="10.16cm" svg:y="3.794cm">
          <text:p text:style-name="P10"><text:span text:style-name="T7">5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9" draw:layer="layout" svg:width="1.524cm" svg:height="0.729cm" svg:x="10.16cm" svg:y="4.223cm">
          <draw:text-box>
            <text:p><text:span text:style-name="T7">3000</text:span></text:p>
          </draw:text-box>
        </draw:frame>
        <draw:frame draw:style-name="standard" draw:layer="layout" svg:width="7.426cm" svg:height="0.766cm" svg:x="12.27cm" svg:y="2.042cm">
          <table:table table:template-name="blu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4"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7" draw:text-style-name="P9" draw:layer="layout" svg:width="1.885cm" svg:height="0.729cm" svg:x="12.216cm" svg:y="1.478cm">
          <draw:text-box>
            <text:p><text:span text:style-name="T7">5000</text:span></text:p>
          </draw:text-box>
        </draw:frame>
        <draw:frame draw:style-name="gr37" draw:text-style-name="P9" draw:layer="layout" svg:width="1.567cm" svg:height="0.729cm" svg:x="18.245cm" svg:y="1.489cm">
          <draw:text-box>
            <text:p><text:span text:style-name="T7">5016</text:span></text:p>
          </draw:text-box>
        </draw:frame>
        <draw:frame draw:style-name="gr37" draw:text-style-name="P9" draw:layer="layout" svg:width="1.644cm" svg:height="0.729cm" svg:x="16.867cm" svg:y="1.489cm">
          <draw:text-box>
            <text:p><text:span text:style-name="T7">5012</text:span></text:p>
          </draw:text-box>
        </draw:frame>
        <draw:frame draw:style-name="gr37" draw:text-style-name="P9" draw:layer="layout" svg:width="1.524cm" svg:height="0.729cm" svg:x="15.343cm" svg:y="1.478cm">
          <draw:text-box>
            <text:p><text:span text:style-name="T7">5008</text:span></text:p>
          </draw:text-box>
        </draw:frame>
        <draw:frame draw:style-name="gr37" draw:text-style-name="P9" draw:layer="layout" svg:width="1.511cm" svg:height="0.729cm" svg:x="13.894cm" svg:y="1.478cm">
          <draw:text-box>
            <text:p><text:span text:style-name="T7">5004</text:span></text:p>
          </draw:text-box>
        </draw:frame>
        <draw:frame draw:style-name="gr37" draw:text-style-name="P9" draw:layer="layout" svg:width="1.524cm" svg:height="0.729cm" svg:x="12.339cm" svg:y="2.617cm">
          <draw:text-box>
            <text:p><text:span text:style-name="T7">arr[0]</text:span></text:p>
          </draw:text-box>
        </draw:frame>
        <draw:frame draw:style-name="gr37" draw:text-style-name="P9" draw:layer="layout" svg:width="1.631cm" svg:height="0.729cm" svg:x="13.863cm" svg:y="2.617cm">
          <draw:text-box>
            <text:p><text:span text:style-name="T7">arr[1]</text:span></text:p>
          </draw:text-box>
        </draw:frame>
        <draw:frame draw:style-name="gr37" draw:text-style-name="P9" draw:layer="layout" svg:width="1.567cm" svg:height="0.729cm" svg:x="15.197cm" svg:y="2.617cm">
          <draw:text-box>
            <text:p><text:span text:style-name="T7">arr[2]</text:span></text:p>
          </draw:text-box>
        </draw:frame>
        <draw:frame draw:style-name="gr37" draw:text-style-name="P9" draw:layer="layout" svg:width="1.501cm" svg:height="0.729cm" svg:x="16.921cm" svg:y="2.634cm">
          <draw:text-box>
            <text:p><text:span text:style-name="T7">arr[3]</text:span></text:p>
          </draw:text-box>
        </draw:frame>
        <draw:frame draw:style-name="gr37" draw:text-style-name="P9" draw:layer="layout" svg:width="1.898cm" svg:height="0.729cm" svg:x="18.288cm" svg:y="2.634cm">
          <draw:text-box>
            <text:p><text:span text:style-name="T7">arr[4]</text:span></text:p>
          </draw:text-box>
        </draw:frame>
        <draw:line draw:style-name="gr34" draw:text-style-name="P10" draw:layer="layout" svg:x1="12.002cm" svg:y1="1.489cm" svg:x2="19.812cm" svg:y2="1.489cm">
          <text:p/>
        </draw:line>
        <draw:line draw:style-name="gr34" draw:text-style-name="P10" draw:layer="layout" svg:x1="19.812cm" svg:y1="1.489cm" svg:x2="19.811cm" svg:y2="3.363cm">
          <text:p/>
        </draw:line>
        <draw:line draw:style-name="gr34" draw:text-style-name="P10" draw:layer="layout" svg:x1="12.001cm" svg:y1="3.308cm" svg:x2="19.811cm" svg:y2="3.308cm">
          <text:p/>
        </draw:line>
        <draw:line draw:style-name="gr34" draw:text-style-name="P10" draw:layer="layout" svg:x1="12.002cm" svg:y1="1.489cm" svg:x2="12.001cm" svg:y2="3.308cm">
          <text:p/>
        </draw:line>
        <draw:line draw:style-name="gr34" draw:text-style-name="P10" draw:layer="layout" svg:x1="11.493cm" svg:y1="3.794cm" svg:x2="12.001cm" svg:y2="3.061cm">
          <text:p/>
        </draw:line>
        <draw:custom-shape draw:name="TextShape 1" draw:style-name="gr39" draw:text-style-name="P17" draw:layer="layout" svg:width="19.43cm" svg:height="0.762cm" svg:x="0.382cm" svg:y="5.08cm">
          <text:p><text:span text:style-name="T13">Array of Pointer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9" draw:layer="layout" svg:width="9.144cm" svg:height="0.729cm" svg:x="1.016cm" svg:y="6.858cm">
          <draw:text-box>
            <text:p><text:span text:style-name="T7">int *a[ ] = {arr, arr + 1, arr + 2, arr + 3, arr + 4};</text:span></text:p>
          </draw:text-box>
        </draw:frame>
        <draw:frame draw:style-name="standard" draw:layer="layout" svg:width="7.915cm" svg:height="0.738cm" svg:x="11.643cm" svg:y="6.744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6" table:default-cell-style-name="ce4">
              <table:table-cell>
                <text:p text:style-name="P10"><text:span text:style-name="T7">5000</text:span></text:p>
              </table:table-cell>
              <table:table-cell>
                <text:p text:style-name="P10"><text:span text:style-name="T7">5004</text:span></text:p>
              </table:table-cell>
              <table:table-cell>
                <text:p text:style-name="P10"><text:span text:style-name="T7">5008</text:span></text:p>
              </table:table-cell>
              <table:table-cell>
                <text:p text:style-name="P10"><text:span text:style-name="T7">5012</text:span></text:p>
              </table:table-cell>
              <table:table-cell>
                <text:p text:style-name="P10"><text:span text:style-name="T7">501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0" draw:text-style-name="P9" draw:layer="layout" svg:width="1.624cm" svg:height="0.729cm" svg:x="11.718cm" svg:y="6.096cm">
          <draw:text-box>
            <text:p><text:span text:style-name="T7">7000</text:span></text:p>
          </draw:text-box>
        </draw:frame>
        <draw:frame draw:style-name="gr40" draw:text-style-name="P9" draw:layer="layout" svg:width="1.547cm" svg:height="0.729cm" svg:x="18.011cm" svg:y="6.096cm">
          <draw:text-box>
            <text:p><text:span text:style-name="T7">7016</text:span></text:p>
          </draw:text-box>
        </draw:frame>
        <draw:frame draw:style-name="gr40" draw:text-style-name="P9" draw:layer="layout" svg:width="1.771cm" svg:height="0.729cm" svg:x="16.575cm" svg:y="6.096cm">
          <draw:text-box>
            <text:p><text:span text:style-name="T7">7012</text:span></text:p>
          </draw:text-box>
        </draw:frame>
        <draw:frame draw:style-name="gr40" draw:text-style-name="P9" draw:layer="layout" svg:width="1.624cm" svg:height="0.729cm" svg:x="14.951cm" svg:y="6.096cm">
          <draw:text-box>
            <text:p><text:span text:style-name="T7">7008</text:span></text:p>
          </draw:text-box>
        </draw:frame>
        <draw:frame draw:style-name="gr40" draw:text-style-name="P9" draw:layer="layout" svg:width="1.609cm" svg:height="0.729cm" svg:x="13.342cm" svg:y="6.096cm">
          <draw:text-box>
            <text:p><text:span text:style-name="T7">7004</text:span></text:p>
          </draw:text-box>
        </draw:frame>
        <draw:frame draw:style-name="gr37" draw:text-style-name="P9" draw:layer="layout" svg:width="1.631cm" svg:height="0.729cm" svg:x="11.643cm" svg:y="7.399cm">
          <draw:text-box>
            <text:p><text:span text:style-name="T7">a[0]</text:span></text:p>
          </draw:text-box>
        </draw:frame>
        <draw:frame draw:style-name="gr37" draw:text-style-name="P9" draw:layer="layout" svg:width="1.631cm" svg:height="0.729cm" svg:x="17.927cm" svg:y="7.399cm">
          <draw:text-box>
            <text:p><text:span text:style-name="T7">a[4]</text:span></text:p>
          </draw:text-box>
        </draw:frame>
        <draw:frame draw:style-name="gr37" draw:text-style-name="P9" draw:layer="layout" svg:width="1.631cm" svg:height="0.729cm" svg:x="16.51cm" svg:y="7.482cm">
          <draw:text-box>
            <text:p><text:span text:style-name="T7">a[3]</text:span></text:p>
          </draw:text-box>
        </draw:frame>
        <draw:frame draw:style-name="gr37" draw:text-style-name="P9" draw:layer="layout" svg:width="1.631cm" svg:height="0.729cm" svg:x="14.879cm" svg:y="7.359cm">
          <draw:text-box>
            <text:p><text:span text:style-name="T7">a[2]</text:span></text:p>
          </draw:text-box>
        </draw:frame>
        <draw:frame draw:style-name="gr37" draw:text-style-name="P9" draw:layer="layout" svg:width="1.631cm" svg:height="0.729cm" svg:x="13.275cm" svg:y="7.4cm">
          <draw:text-box>
            <text:p><text:span text:style-name="T7">a[1]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3T19" xml:id="id11" draw:id="id11">
        <draw:frame draw:style-name="gr23" draw:text-style-name="P9" draw:layer="layout" svg:width="17.018cm" svg:height="9.811cm" svg:x="0.762cm" svg:y="1.237cm">
          <draw:text-box>
            <text:p><text:span text:style-name="T7">int main(void) <text:s text:c="65"/></text:span></text:p>
            <text:p><text:span text:style-name="T7">{ <text:s text:c="78"/></text:span></text:p>
            <text:p><text:span text:style-name="T7"><text:s text:c="4"/></text:span><text:span text:style-name="T7">int arr[ ] = {1, 2, 3, 4, 5}; <text:s text:c="3"/>//initialization of array <text:s text:c="18"/></text:span></text:p>
            <text:p><text:span text:style-name="T7"><text:s text:c="80"/></text:span></text:p>
            <text:p><text:span text:style-name="T7"><text:s text:c="4"/></text:span><text:span text:style-name="T7">int *p = arr; <text:s text:c="18"/>//pointer to array element <text:s text:c="17"/></text:span></text:p>
            <text:p><text:span text:style-name="T7"><text:s text:c="80"/></text:span></text:p>
            <text:p><text:span text:style-name="T7"><text:s text:c="4"/></text:span><text:span text:style-name="T7">int (*ptr)[5] = &amp;arr; <text:s text:c="18"/>//pointer to an array <text:s text:c="14"/></text:span></text:p>
            <text:p><text:span text:style-name="T7"><text:s text:c="80"/></text:span></text:p>
            <text:p><text:span text:style-name="T7"><text:s text:c="4"/></text:span><text:span text:style-name="T7">int *a[ ] = {arr, arr + 1, arr + 2, arr + 3, arr + 4};//array of pointers <text:s text:c="15"/></text:span></text:p>
            <text:p><text:span text:style-name="T7"><text:s text:c="80"/></text:span></text:p>
            <text:p><text:span text:style-name="T7"><text:s text:c="4"/></text:span><text:span text:style-name="T7">printf ("arr = %p, p = %p, ptr = %p,a[0] = %p \n", arr, p, ptr, a[0]);</text:span></text:p>
            <text:p><text:span text:style-name="T7"><text:s text:c="4"/></text:span><text:span text:style-name="T7">printf ("*a[0] = %d \n", *a[0]); <text:s text:c="7"/></text:span></text:p>
            <text:p><text:span text:style-name="T7"><text:s text:c="80"/></text:span></text:p>
            <text:p><text:span text:style-name="T7"><text:s text:c="4"/></text:span><text:span text:style-name="T7">p++; <text:s text:c="71"/></text:span></text:p>
            <text:p><text:span text:style-name="T7"><text:s text:c="4"/></text:span><text:span text:style-name="T7">ptr++; <text:s text:c="69"/></text:span></text:p>
            <text:p><text:span text:style-name="T7"><text:s text:c="80"/></text:span></text:p>
            <text:p><text:span text:style-name="T7"><text:s text:c="4"/></text:span><text:span text:style-name="T7">printf ("arr + 1 = %p, p = %p, ptr = %p,a[1] = %p \n", arr + 1, p, ptr, a[1]);</text:span></text:p>
            <text:p><text:span text:style-name="T7"><text:s text:c="80"/></text:span></text:p>
            <text:p><text:span text:style-name="T7"><text:s text:c="4"/></text:span><text:span text:style-name="T7">return 0; <text:s text:c="66"/></text:span></text:p>
            <text:p><text:span text:style-name="T7">} </text:span></text:p>
          </draw:text-box>
        </draw:frame>
        <draw:frame draw:style-name="gr23" draw:text-style-name="P9" draw:layer="layout" svg:width="10.414cm" svg:height="0.729cm" svg:x="0.762cm" svg:y="0.508cm">
          <draw:text-box>
            <text:p><text:span text:style-name="T7">Example :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4T18" xml:id="id12" draw:id="id12">
        <draw:custom-shape draw:name="TextShape 1" draw:style-name="gr41" draw:text-style-name="P17" draw:layer="layout" svg:width="19.43cm" svg:height="0.762cm" svg:x="0.386cm" svg:y="0.258cm">
          <text:p><text:span text:style-name="T13">Const Qualifier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5" draw:layer="layout" svg:width="18.542cm" svg:height="0.806cm" svg:x="0.508cm" svg:y="1.524cm">
          <draw:text-box>
            <text:p><text:span text:style-name="T4">There are three types of declarations of pointers using the qualifier const :</text:span></text:p>
          </draw:text-box>
        </draw:frame>
        <draw:frame draw:style-name="gr42" draw:text-style-name="P15" draw:layer="layout" svg:width="16.256cm" svg:height="1.916cm" svg:x="1.524cm" svg:y="2.33cm">
          <draw:text-box>
            <text:list text:style-name="L10">
              <text:list-item>
                <text:p><text:span text:style-name="T4">Pointer to constant data.</text:span></text:p>
              </text:list-item>
              <text:list-item>
                <text:p><text:span text:style-name="T4">Constant pointer.</text:span></text:p>
              </text:list-item>
              <text:list-item>
                <text:p><text:span text:style-name="T4">Constant pointer to constant data.</text:span></text:p>
              </text:list-item>
            </text:list>
          </draw:text-box>
        </draw:frame>
        <draw:frame presentation:style-name="pr5" draw:text-style-name="P19" draw:layer="layout" svg:width="8.924cm" svg:height="3.161cm" svg:x="10.387cm" svg:y="3.189cm" presentation:class="outline" presentation:user-transformed="true">
          <draw:text-box>
            <text:list text:style-name="L11">
              <text:list-header>
                <text:p text:style-name="P22"><text:span text:style-name="T7">Ex 1 : const int a = 2, b = 6;</text:span></text:p>
                <text:list>
                  <text:list-header>
                    <text:p text:style-name="P22"><text:span text:style-name="T7">const int *p1 = &amp;a;</text:span></text:p>
                    <text:p text:style-name="P22"><text:span text:style-name="T7"/></text:p>
                    <text:p text:style-name="P22"><text:span text:style-name="T7">*p1 = 9; </text:span><text:span text:style-name="T7"><text:tab/></text:span><text:span text:style-name="T7">//invalid</text:span></text:p>
                    <text:p text:style-name="P22"><text:span text:style-name="T7">p1 = &amp;b;</text:span><text:span text:style-name="T7"><text:tab/></text:span><text:span text:style-name="T7">//valid</text:span></text:p>
                  </text:list-header>
                </text:list>
              </text:list-header>
            </text:list>
          </draw:text-box>
        </draw:frame>
        <draw:frame presentation:style-name="pr5" draw:text-style-name="P19" draw:layer="layout" svg:width="8.924cm" svg:height="2.286cm" svg:x="10.38cm" svg:y="6.604cm" presentation:class="outline" presentation:user-transformed="true">
          <draw:text-box>
            <text:list text:style-name="L11">
              <text:list-header>
                <text:p text:style-name="P22"><text:span text:style-name="T7">Ex 3 : const int a = 2, b = 6;</text:span></text:p>
                <text:list>
                  <text:list-header>
                    <text:p text:style-name="P22"><text:span text:style-name="T7">const int * const p3 = &amp;a;</text:span></text:p>
                    <text:p text:style-name="P22"><text:span text:style-name="T7"/></text:p>
                    <text:p text:style-name="P22"><text:span text:style-name="T7">*p3 = 9; </text:span><text:span text:style-name="T7"><text:tab/></text:span><text:span text:style-name="T7">//invalid</text:span></text:p>
                    <text:p text:style-name="P22"><text:span text:style-name="T7">p3 = &amp;b;</text:span><text:span text:style-name="T7"><text:tab/></text:span><text:span text:style-name="T7">//invalid</text:span></text:p>
                  </text:list-header>
                </text:list>
              </text:list-header>
            </text:list>
          </draw:text-box>
        </draw:frame>
        <draw:frame presentation:style-name="pr5" draw:text-style-name="P19" draw:layer="layout" svg:width="8.924cm" svg:height="3.161cm" svg:x="1.016cm" svg:y="6.745cm" presentation:class="outline" presentation:user-transformed="true">
          <draw:text-box>
            <text:list text:style-name="L11">
              <text:list-header>
                <text:p text:style-name="P22"><text:span text:style-name="T7">Ex 2 : int a = 2, b = 6;</text:span></text:p>
                <text:list>
                  <text:list-header>
                    <text:p text:style-name="P22"><text:span text:style-name="T7">int *const p2 = &amp;a;</text:span></text:p>
                    <text:p text:style-name="P22"><text:span text:style-name="T7"/></text:p>
                    <text:p text:style-name="P22"><text:span text:style-name="T7">*p2 = 9; </text:span><text:span text:style-name="T7"><text:tab/></text:span><text:span text:style-name="T7">//valid</text:span></text:p>
                    <text:p text:style-name="P22"><text:span text:style-name="T7">p = &amp;b;</text:span><text:span text:style-name="T7"><text:tab/></text:span><text:span text:style-name="T7">//invalid</text:span></text:p>
                  </text:list-header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3T19" xml:id="id13" draw:id="id13">
        <draw:custom-shape draw:name="TextShape 1" draw:style-name="gr43" draw:text-style-name="P17" draw:layer="layout" svg:width="19.43cm" svg:height="0.762cm" svg:x="0.385cm" svg:y="0.257cm">
          <text:p><text:span text:style-name="T13">Void Pointer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5" draw:layer="layout" svg:width="18.034cm" svg:height="1.916cm" svg:x="0.762cm" svg:y="1.524cm">
          <draw:text-box>
            <text:list text:style-name="L5">
              <text:list-item>
                <text:p><text:span text:style-name="T4">Generic pointer.</text:span></text:p>
              </text:list-item>
              <text:list-item>
                <text:p><text:span text:style-name="T4">Before de-referencing it should be </text:span><text:span text:style-name="T18">type cast</text:span><text:span text:style-name="T4"> to proper data type.</text:span></text:p>
              </text:list-item>
              <text:list-item>
                <text:p><text:span text:style-name="T4">Used in Dynamic Memory Allocation.</text:span></text:p>
              </text:list-item>
            </text:list>
          </draw:text-box>
        </draw:frame>
        <draw:frame draw:style-name="gr44" draw:text-style-name="P15" draw:layer="layout" svg:width="19.023cm" svg:height="7.703cm" svg:x="2.313cm" svg:y="3.556cm">
          <draw:text-box>
            <text:p><text:span text:style-name="T4">int main(void) <text:s text:c="65"/></text:span></text:p>
            <text:p><text:span text:style-name="T4">{ <text:s text:c="78"/></text:span></text:p>
            <text:p><text:span text:style-name="T4"><text:s text:c="4"/></text:span><text:span text:style-name="T4">int a = 3; <text:s text:c="65"/></text:span></text:p>
            <text:p><text:span text:style-name="T4"><text:s text:c="4"/></text:span><text:span text:style-name="T4">float b =3.4; <text:s text:c="62"/></text:span></text:p>
            <text:p><text:span text:style-name="T4"><text:s text:c="4"/></text:span><text:span text:style-name="T4">void *vp; <text:s text:c="81"/></text:span></text:p>
            <text:p><text:span text:style-name="T4"><text:s text:c="4"/></text:span><text:span text:style-name="T4">vp = &amp;a; <text:s text:c="115"/></text:span></text:p>
            <text:p><text:span text:style-name="T4"><text:s text:c="4"/></text:span><text:span text:style-name="T4">printf ("value of a = %d \n", *(int *)vp); <text:s text:c="40"/></text:span></text:p>
            <text:p><text:span text:style-name="T4"><text:s text:c="4"/></text:span><text:span text:style-name="T4">*(int *)vp = 12; <text:s text:c="58"/></text:span></text:p>
            <text:p><text:span text:style-name="T4"><text:s text:c="4"/></text:span><text:span text:style-name="T4">printf ("value of a = %d \n", *(int *)vp); <text:s text:c="33"/></text:span></text:p>
            <text:p><text:span text:style-name="T4"><text:s text:c="4"/></text:span><text:span text:style-name="T4">vp = &amp;b; <text:s text:c="62"/></text:span></text:p>
            <text:p><text:span text:style-name="T4"><text:s text:c="4"/></text:span><text:span text:style-name="T4">printf ("value of b = %f \n", *(float *)vp); <text:s text:c="40"/></text:span></text:p>
            <text:p><text:span text:style-name="T4"><text:s text:c="4"/></text:span><text:span text:style-name="T4">return 0; <text:s text:c="66"/></text:span></text:p>
            <text:p><text:span text:style-name="T4">} </text:span></text:p>
          </draw:text-box>
        </draw:frame>
        <draw:frame draw:style-name="gr23" draw:text-style-name="P9" draw:layer="layout" svg:width="2.059cm" svg:height="0.729cm" svg:x="0.508cm" svg:y="3.556cm">
          <draw:text-box>
            <text:p><text:span text:style-name="T7">Ex: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3T19" xml:id="id14" draw:id="id14">
        <draw:custom-shape draw:name="TextShape 1" draw:style-name="gr45" draw:text-style-name="P17" draw:layer="layout" svg:width="19.43cm" svg:height="0.762cm" svg:x="0.386cm" svg:y="0.258cm">
          <text:p><text:span text:style-name="T13">Character Array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15" draw:layer="layout" svg:width="18.034cm" svg:height="0.806cm" svg:x="0.762cm" svg:y="1.27cm">
          <draw:text-box>
            <text:p text:style-name="P15"><text:span text:style-name="T4">char buf [5] = {'a', 'b', 'c', 'd', 'e'};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3T19" xml:id="id15" draw:id="id15"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xml:id="id16" draw:id="id16">
        <anim:par presentation:node-type="timing-root">
          <anim:par smil:begin="id16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xml:id="id17" draw:id="id17">
        <anim:par presentation:node-type="timing-root">
          <anim:par smil:begin="id17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Century gothic1" svg:font-family="'Century gothic'"/>
    <style:font-face style:name="DejaVu Sans2" svg:font-family="'DejaVu Sans'"/>
    <style:font-face style:name="Century gothic3" svg:font-family="'Century gothic'" style:font-family-generic="swiss"/>
    <style:font-face style:name="Century Gothic" svg:font-family="'Century Gothic'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Kannada1" svg:font-family="'Lohit Kannada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kn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Kannada" style:font-family-complex="'Lohit Kannad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Kannada" style:font-family-complex="'Lohit Kannada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Kannada" style:font-family-complex="'Lohit Kannada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fals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top" draw:auto-grow-height="false" fo:min-height="0.232cm" fo:min-width="19.819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none" draw:textarea-vertical-align="middle" draw:auto-grow-height="false" draw:fit-to-size="false" fo:min-height="0.425cm" fo:min-width="1.966cm" fo:padding-top="0cm" fo:padding-bottom="0cm" fo:padding-left="0cm" fo:padding-right="0cm" fo:wrap-option="no-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6.62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le_20_Slide_5f_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15" style:family="presentation" style:parent-style-name="Title_20_Slide_5f_-subtitle">
      <style:graphic-properties draw:stroke="none" svg:stroke-width="0cm" draw:fill="none" draw:fill-color="#ffffff" draw:textarea-vertical-align="middle" draw:auto-grow-height="false" draw:fit-to-size="false" fo:min-height="6.629cm" fo:padding-top="0cm" fo:padding-bottom="0cm" fo:padding-left="0cm" fo:padding-right="0cm" fo:wrap-option="wrap"/>
    </style:style>
    <style:style style:name="Mpr16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MT3" style:family="text">
      <style:text-properties fo:font-variant="normal" fo:text-transform="none" fo:color="#1f1a17" style:text-line-through-style="none" style:text-line-through-type="none" style:text-position="0% 100%" style:font-name="Century Gothic1" fo:font-size="8pt" fo:letter-spacing="normal" fo:font-style="italic" style:text-underline-style="none" fo:font-weight="normal" style:font-name-asian="DejaVu Sans2" style:font-size-asian="8pt" style:font-style-asian="italic" style:font-weight-asian="normal" style:font-name-complex="DejaVu Sans2" style:font-size-complex="8pt" style:font-style-complex="italic" style:font-weight-complex="normal"/>
    </style:style>
    <style:style style:name="MT4" style:family="text">
      <style:text-properties fo:font-variant="normal" fo:text-transform="none" fo:color="#0093dd" style:text-line-through-style="none" style:text-line-through-type="none" style:text-position="0% 100%" style:font-name="Century Gothic1" fo:font-size="10pt" fo:letter-spacing="normal" fo:font-style="normal" style:text-underline-style="solid" style:text-underline-width="auto" style:text-underline-color="font-color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1" fo:font-size="9pt" fo:letter-spacing="normal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7" style:family="text">
      <style:text-properties fo:font-variant="normal" fo:text-transform="none" fo:color="#383431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8" style:family="text">
      <style:text-properties fo:font-variant="normal" fo:text-transform="none" fo:color="#ff8500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9" style:family="text">
      <style:text-properties fo:font-variant="normal" fo:text-transform="none" fo:color="#0093dd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text-position="0% 100%" style:font-name="Century Gothic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icture 8" draw:style-name="Mgr4" draw:text-style-name="MP3" draw:layer="backgroundobjects" svg:width="5.11cm" svg:height="5.332cm" svg:x="1.27cm" svg:y="0cm">
        <draw:image xlink:href="Pictures/10000000000001BB000001CEE618EE7A.jpg" xlink:type="simple" xlink:show="embed" xlink:actuate="onLoad">
          <text:p/>
        </draw:image>
      </draw:frame>
      <draw:custom-shape draw:name="CustomShape 9" draw:style-name="Mgr8" draw:text-style-name="MP5" draw:layer="backgroundobjects" svg:width="7.11cm" svg:height="0.379cm" svg:x="6.604cm" svg:y="10.837cm">
        <text:p text:style-name="MP6"><text:span text:style-name="MT3">Copyright © 2016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3" draw:layer="backgroundobjects" svg:width="6.599cm" svg:height="1.776cm" svg:x="13.335cm" svg:y="3.175cm">
        <draw:image xlink:href="Pictures/100002010000023C0000009AE7D96652.png" xlink:type="simple" xlink:show="embed" xlink:actuate="onLoad">
          <text:p/>
        </draw:image>
      </draw:frame>
      <draw:frame presentation:style-name="Blank_20_Slide-title" draw:layer="backgroundobjects" svg:width="18.287cm" svg:height="1.907cm" svg:x="1.016cm" svg:y="0.456cm" presentation:class="title" presentation:placeholder="true">
        <draw:text-box/>
      </draw:frame>
      <draw:frame presentation:style-name="Blank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laceHolder 1" presentation:style-name="Mpr3" draw:text-style-name="MP5" draw:layer="backgroundobjects" svg:width="18.286cm" svg:height="1.906cm" svg:x="1.016cm" svg:y="0.456cm" presentation:class="title" presentation:user-transformed="true">
        <draw:text-box>
          <text:p/>
        </draw:text-box>
      </draw:frame>
      <draw:frame draw:name="PlaceHolder 2" presentation:style-name="Mpr4" draw:text-style-name="MP5" draw:layer="backgroundobjects" svg:width="18.286cm" svg:height="6.627cm" svg:x="1.016cm" svg:y="2.674cm" presentation:class="subtitle" presentation:user-transformed="true">
        <draw:text-box>
          <text:p/>
        </draw:text-box>
      </draw:frame>
      <draw:frame presentation:style-name="Title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laceHolder 1" presentation:style-name="Mpr7" draw:text-style-name="MP5" draw:layer="backgroundobjects" svg:width="18.286cm" svg:height="1.906cm" svg:x="1.016cm" svg:y="0.456cm" presentation:class="title" presentation:user-transformed="true">
        <draw:text-box>
          <text:p/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5" draw:text-style-name="MP5" draw:layer="backgroundobjects" svg:width="4.523cm" svg:height="0.424cm" svg:x="7.441cm" svg:y="10.072cm">
        <text:p text:style-name="MP6"><text:span text:style-name="MT4">www.globaledgesoft.com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3" draw:layer="backgroundobjects" svg:width="0.761cm" svg:height="0.506cm" svg:x="3.348cm" svg:y="7.46cm">
        <draw:image xlink:href="Pictures/1000000000000113000000B74B3B9304.png" xlink:type="simple" xlink:show="embed" xlink:actuate="onLoad">
          <text:p/>
        </draw:image>
      </draw:frame>
      <draw:custom-shape draw:name="CustomShape 8" draw:style-name="Mgr9" draw:text-style-name="MP5" draw:layer="backgroundobjects" svg:width="5.417cm" svg:height="1.533cm" svg:x="1.02cm" svg:y="8.141cm">
        <text:p text:style-name="MP6"><text:span text:style-name="MT5">Global Village</text:span></text:p>
        <text:p text:style-name="MP6"><text:span text:style-name="MT5">IT SEZ</text:span></text:p>
        <text:p text:style-name="MP6"><text:span text:style-name="MT5">Bangalo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3" draw:layer="backgroundobjects" svg:width="0.76cm" svg:height="0.506cm" svg:x="16.214cm" svg:y="7.46cm">
        <draw:image xlink:href="Pictures/1000000000000113000000B74B3B9304.png" xlink:type="simple" xlink:show="embed" xlink:actuate="onLoad">
          <text:p/>
        </draw:image>
      </draw:frame>
      <draw:custom-shape draw:name="CustomShape 9" draw:style-name="Mgr9" draw:text-style-name="MP5" draw:layer="backgroundobjects" svg:width="5.408cm" svg:height="1.533cm" svg:x="13.89cm" svg:y="8.141cm">
        <text:p text:style-name="MP6"><text:span text:style-name="MT5">Raheja Mindspace</text:span></text:p>
        <text:p text:style-name="MP6"><text:span text:style-name="MT5">IT Park</text:span></text:p>
        <text:p text:style-name="MP6"><text:span text:style-name="MT5">Hyderaba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4" draw:text-style-name="MP3" draw:layer="backgroundobjects" svg:width="0.76cm" svg:height="0.506cm" svg:x="9.783cm" svg:y="7.46cm">
        <draw:image xlink:href="Pictures/10000000000000420000002CE0DD075C.jpg" xlink:type="simple" xlink:show="embed" xlink:actuate="onLoad">
          <text:p/>
        </draw:image>
      </draw:frame>
      <draw:custom-shape draw:name="CustomShape 10" draw:style-name="Mgr9" draw:text-style-name="MP5" draw:layer="backgroundobjects" svg:width="5.408cm" svg:height="1.533cm" svg:x="7.459cm" svg:y="8.141cm">
        <text:p text:style-name="MP6"><text:span text:style-name="MT5">South Main Street </text:span></text:p>
        <text:p text:style-name="MP6"><text:span text:style-name="MT5">Milpitas</text:span></text:p>
        <text:p text:style-name="MP6"><text:span text:style-name="MT5">Californi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10" draw:text-style-name="MP5" draw:layer="backgroundobjects" svg:width="13.714cm" svg:height="0.866cm" svg:x="3.302cm" svg:y="0.882cm">
        <text:p text:style-name="MP6"><text:span text:style-name="MT6">Large enough to Deliver</text:span><text:span text:style-name="MT7">,</text:span><text:span text:style-name="MT8"> </text:span><text:span text:style-name="MT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11" draw:text-style-name="MP3" draw:layer="backgroundobjects" svg:width="9.717cm" svg:height="3.808cm" svg:x="6.485cm" svg:y="1.99cm">
        <draw:image xlink:href="Pictures/100000000000034A0000014A773C4005.jpg" xlink:type="simple" xlink:show="embed" xlink:actuate="onLoad">
          <text:p/>
        </draw:image>
      </draw:frame>
      <draw:frame draw:name="Picture 13" draw:style-name="Mgr4" draw:text-style-name="MP3" draw:layer="backgroundobjects" svg:width="2.603cm" svg:height="1.522cm" svg:x="4.116cm" svg:y="4.403cm">
        <draw:image xlink:href="Pictures/10000201000000E200000084FA7394CE.png" xlink:type="simple" xlink:show="embed" xlink:actuate="onLoad">
          <text:p/>
        </draw:image>
      </draw:frame>
      <draw:frame draw:name="Picture 23" draw:style-name="Mgr4" draw:text-style-name="MP3" draw:layer="backgroundobjects" svg:width="0.527cm" svg:height="0.527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3" draw:layer="backgroundobjects" svg:width="0.593cm" svg:height="0.593cm" svg:x="13.375cm" svg:y="9.988cm">
        <draw:image xlink:href="Pictures/100000000000003400000034CDE97D9F.jpg" xlink:type="simple" xlink:show="embed" xlink:actuate="onLoad">
          <text:p/>
        </draw:image>
      </draw:frame>
      <draw:frame presentation:style-name="Default-title" draw:layer="backgroundobjects" svg:width="18.287cm" svg:height="1.907cm" svg:x="1.016cm" svg:y="0.456cm" presentation:class="title" presentation:placeholder="true">
        <draw:text-box/>
      </draw:frame>
      <draw:frame presentation:style-name="Default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10" draw:text-style-name="MP5" draw:layer="backgroundobjects" svg:width="7.279cm" svg:height="5.258cm" svg:x="12.404cm" svg:y="5.042cm">
        <text:p text:style-name="MP6"><text:span text:style-name="MT10">Fairness</text:span></text:p>
        <text:p text:style-name="MP6"><text:span text:style-name="MT10">Learning</text:span></text:p>
        <text:p text:style-name="MP6"><text:span text:style-name="MT10">Responsibility</text:span></text:p>
        <text:p text:style-name="MP6"><text:span text:style-name="MT10">Innovation</text:span></text:p>
        <text:p text:style-name="MP6"><text:span text:style-name="MT1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12" draw:text-style-name="MP5" draw:layer="backgroundobjects" svg:width="16.085cm" svg:height="1.037cm" svg:x="0cm" svg:y="3.175cm">
        <text:p text:style-name="MP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3" draw:layer="backgroundobjects" svg:width="6.475cm" svg:height="6.274cm" svg:x="4.805cm" svg:y="4.731cm">
        <draw:image xlink:href="Pictures/1000000000000231000002205C8E4E85.jpg" xlink:type="simple" xlink:show="embed" xlink:actuate="onLoad">
          <text:p/>
        </draw:image>
      </draw:frame>
      <draw:frame draw:name="Picture 5" draw:style-name="Mgr4" draw:text-style-name="MP3" draw:layer="backgroundobjects" svg:width="6.599cm" svg:height="1.776cm" svg:x="13.719cm" svg:y="0.339cm">
        <draw:image xlink:href="Pictures/100002010000023C0000009AE7D96652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1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14" draw:text-style-name="MP7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laceHolder 1" presentation:style-name="Mpr14" draw:text-style-name="MP5" draw:layer="backgroundobjects" svg:width="18.286cm" svg:height="1.906cm" svg:x="1.016cm" svg:y="0.456cm" presentation:class="title" presentation:user-transformed="true">
        <draw:text-box>
          <text:p/>
        </draw:text-box>
      </draw:frame>
      <draw:frame draw:name="PlaceHolder 2" presentation:style-name="Mpr15" draw:text-style-name="MP5" draw:layer="backgroundobjects" svg:width="18.286cm" svg:height="6.627cm" svg:x="1.016cm" svg:y="2.674cm" presentation:class="subtitle" presentation:user-transformed="true">
        <draw:text-box>
          <text:p/>
        </draw:text-box>
      </draw:frame>
      <draw:frame presentation:style-name="Title_20_Slide_5f_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08:30:30</meta:creation-date>
    <meta:initial-creator>DeepRastogi</meta:initial-creator>
    <dc:language>en-US</dc:language>
    <dc:date>2016-09-22T20:52:58.141538657</dc:date>
    <meta:editing-cycles>317</meta:editing-cycles>
    <dc:title>PowerPoint Presentation</dc:title>
    <meta:editing-duration>PT8H21M34S</meta:editing-duration>
    <meta:generator>LibreOffice/4.2.4.2$Linux_x86 LibreOffice_project/420m0$Build-2</meta:generator>
    <meta:document-statistic meta:object-count="28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GES-TMPL-Presentation-v3.6" xlink:href=""/>
  </office:meta>
</office:document-meta>
</file>